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C0000015FD479FBD4.jpg"/>
  <manifest:file-entry manifest:media-type="image/jpeg" manifest:full-path="Pictures/10000000000000C80000012B984AF84E.jpg"/>
  <manifest:file-entry manifest:media-type="image/png" manifest:full-path="Pictures/100000000000008C000000C6699164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522cm" fo:min-width="3.118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522cm" fo:min-width="4.358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522cm" fo:min-width="3.291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981cm" svg:height="4.459cm" svg:x="2.685cm" svg:y="1.592cm">
          <draw:image xlink:href="Pictures/10000000000000C80000012B984AF84E.jpg" xlink:type="simple" xlink:show="embed" xlink:actuate="onLoad">
            <text:p/>
          </draw:image>
        </draw:frame>
        <draw:custom-shape draw:style-name="gr2" draw:text-style-name="P3" draw:layer="layout" svg:width="3.618cm" svg:height="1.782cm" svg:x="2.53cm" svg:y="5.91cm">
          <text:p text:style-name="P2"><text:span text:style-name="T1">Walther Nernst,</text:span></text:p>
          <text:p text:style-name="P2"><text:span text:style-name="T1">German chemist</text:span></text:p>
          <text:p text:style-name="P2"><text:span text:style-name="T1">(1864 - 1941)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271cm" svg:height="3.215cm" svg:x="7.761cm" svg:y="2.064cm">
            <draw:image xlink:href="Pictures/100000000000008C000000C669916445.png" xlink:type="simple" xlink:show="embed" xlink:actuate="onLoad">
              <text:p/>
            </draw:image>
          </draw:frame>
          <draw:custom-shape draw:style-name="gr3" draw:text-style-name="P3" draw:layer="layout" svg:width="4.858cm" svg:height="1.782cm" svg:x="6.63cm" svg:y="5.932cm">
            <text:p text:style-name="P2"><text:span text:style-name="T2">Theodore W. Richards,</text:span></text:p>
            <text:p text:style-name="P2"><text:span text:style-name="T2">American chemist</text:span></text:p>
            <text:p text:style-name="P2"><text:span text:style-name="T2">(1868 - 1928)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.574cm" svg:y1="1.654cm" svg:x2="1.574cm" svg:y2="13.142cm">
          <text:p/>
        </draw:line>
        <draw:line draw:style-name="gr4" draw:text-style-name="P1" draw:layer="layout" svg:x1="1.6cm" svg:y1="13.142cm" svg:x2="11.514cm" svg:y2="13.142cm">
          <text:p/>
        </draw:line>
        <draw:g>
          <draw:frame draw:style-name="gr1" draw:text-style-name="P1" draw:layer="layout" svg:width="2.13cm" svg:height="3.171cm" svg:x="5.521cm" svg:y="7.991cm">
            <draw:image xlink:href="Pictures/10000000000000EC0000015FD479FBD4.jpg" xlink:type="simple" xlink:show="embed" xlink:actuate="onLoad">
              <text:p/>
            </draw:image>
          </draw:frame>
          <draw:custom-shape draw:style-name="gr5" draw:text-style-name="P3" draw:layer="layout" svg:width="3.791cm" svg:height="1.782cm" svg:x="4.843cm" svg:y="11.298cm">
            <text:p text:style-name="P2"><text:span text:style-name="T2">Max Planck,</text:span></text:p>
            <text:p text:style-name="P2"><text:span text:style-name="T2">German physicist</text:span></text:p>
            <text:p text:style-name="P2"><text:span text:style-name="T2">(1858 - 1947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13T09:12:31</meta:creation-date>
    <dc:creator>Jussi Eloranta</dc:creator>
    <dc:date>2008-05-13T09:13:06</dc:date>
    <meta:editing-cycles>1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